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8000001085E6D02C7.png" manifest:media-type="image/png"/>
  <manifest:file-entry manifest:full-path="Pictures/10000001000002FF000000D9FB3C2067.png" manifest:media-type="image/png"/>
  <manifest:file-entry manifest:full-path="Pictures/1000000100000269000000B210352779.png" manifest:media-type="image/png"/>
  <manifest:file-entry manifest:full-path="Pictures/100000010000023D000000ABF678A16A.png" manifest:media-type="image/png"/>
  <manifest:file-entry manifest:full-path="Pictures/10000001000003F4000000BF469C6522.png" manifest:media-type="image/png"/>
  <manifest:file-entry manifest:full-path="Pictures/1000000100000259000001023DCC32D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1083in" svg:y="0.1307in" svg:width="6.9252in" svg:height="1.9591in" draw:z-index="0"><draw:image xlink:href="Pictures/10000001000002FF000000D9FB3C2067.png" xlink:type="simple" xlink:show="embed" xlink:actuate="onLoad" draw:mime-type="image/png"/></draw:frame><draw:frame draw:style-name="fr1" draw:name="Image2" text:anchor-type="char" svg:x="-0.0252in" svg:y="2.5307in" svg:width="6.428in" svg:height="1.8543in" draw:z-index="1"><draw:image xlink:href="Pictures/1000000100000269000000B210352779.png" xlink:type="simple" xlink:show="embed" xlink:actuate="onLoad" draw:mime-type="image/png"/></draw:frame><draw:frame draw:style-name="fr1" draw:name="Image3" text:anchor-type="char" svg:x="-0.089in" svg:y="4.9307in" svg:width="5.9693in" svg:height="1.7811in" draw:z-index="2"><draw:image xlink:href="Pictures/100000010000023D000000ABF678A16A.png" xlink:type="simple" xlink:show="embed" xlink:actuate="onLoad" draw:mime-type="image/png"/></draw:frame><draw:frame draw:style-name="fr1" draw:name="Image4" text:anchor-type="char" svg:x="-0.0835in" svg:y="6.7972in" svg:width="6.9252in" svg:height="2.4571in" draw:z-index="3"><draw:image xlink:href="Pictures/10000001000002E8000001085E6D02C7.png" xlink:type="simple" xlink:show="embed" xlink:actuate="onLoad" draw:mime-type="image/png"/></draw:frame></text:p>
      <text:p text:style-name="P1"><draw:frame draw:style-name="fr2" draw:name="Image5" text:anchor-type="char" svg:width="6.9252in" svg:height="1.3063in" draw:z-index="4"><draw:image xlink:href="Pictures/10000001000003F4000000BF469C6522.png" xlink:type="simple" xlink:show="embed" xlink:actuate="onLoad" draw:mime-type="image/png"/></draw:frame><draw:frame draw:style-name="fr1" draw:name="Image6" text:anchor-type="char" svg:x="0.0402in" svg:y="1.8165in" svg:width="6.261in" svg:height="2.6874in" draw:z-index="5"><draw:image xlink:href="Pictures/1000000100000259000001023DCC32D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4T12:05:28.164934900</meta:creation-date>
    <dc:date>2025-12-04T12:09:38.610434700</dc:date>
    <meta:editing-duration>PT4M11S</meta:editing-duration>
    <meta:editing-cycles>1</meta:editing-cycles>
    <meta:document-statistic meta:table-count="0" meta:image-count="6" meta:object-count="0" meta:page-count="2" meta:paragraph-count="0" meta:word-count="0" meta:character-count="0" meta:non-whitespace-character-count="0"/>
    <meta:generator>LibreOffice/25.2.6.2$Windows_X86_64 LibreOffice_project/729c5bfe710f5eb71ed3bbde9e06a6065e9c6c5d</meta:generator>
  </office:meta>
</office:document-meta>
</file>